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background-color="#fff200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auto" fo:background-color="#ffffff"/>
    </style:style>
    <style:style style:name="P5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6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7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8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0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1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2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3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4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7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f200"/>
    </style:style>
    <style:style style:name="P19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f200"/>
    </style:style>
    <style:style style:name="P20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f200"/>
    </style:style>
    <style:style style:name="P2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3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4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5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6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7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9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0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1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2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3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P3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background-color="#fff200"/>
    </style:style>
    <style:style style:name="P37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T2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3" style:family="text">
      <style:text-properties fo:color="#000000" style:font-name="Times New Roman" fo:font-size="13.5pt" fo:background-color="#fff20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4" style:family="text"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T5" style:family="text">
      <style:text-properties fo:font-weight="bold" style:font-weight-asian="bold"/>
    </style:style>
    <style:style style:name="T6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re Java: Part 1</text:span><text:bookmark text:name="_GoBack"/></text:p>
      <text:p text:style-name="P2"><text:span text:style-name="T1">Which of the following are keywords in Java programming language</text:span></text:p>
      <text:list xml:id="list2953436327" text:style-name="WWNum1">
        <text:list-item>
          <text:p text:style-name="P9"><text:span text:style-name="T2">a) public</text:span></text:p>
        </text:list-item>
        <text:list-item>
          <text:p text:style-name="P26"><text:span text:style-name="T2">b) static</text:span></text:p>
        </text:list-item>
        <text:list-item>
          <text:p text:style-name="P26"><text:span text:style-name="T2">c) void</text:span></text:p>
        </text:list-item>
        <text:list-item>
          <text:p text:style-name="P21"><text:span text:style-name="T2">d) main</text:span></text:p>
        </text:list-item>
        <text:list-item>
          <text:p text:style-name="P13"><text:span text:style-name="T2">e) scope</text:span></text:p>
        </text:list-item>
      </text:list>
      <text:p text:style-name="P2"><text:span text:style-name="T1">Consider the code</text:span></text:p>
      <text:p text:style-name="P34"><text:span text:style-name="T4">private static void printTotal(int i, int j) {</text:span></text:p>
      <text:p text:style-name="P34"><text:span text:style-name="T4">int sum = i + j;</text:span></text:p>
      <text:p text:style-name="P34"><text:span text:style-name="T4">System.out.println("This program performs addition " +</text:span></text:p>
      <text:p text:style-name="P34"><text:span text:style-name="T4">"using two numbers supplied.");</text:span></text:p>
      <text:p text:style-name="P34"><text:span text:style-name="T4">System.out.println("The two numbers and the sum: " +</text:span></text:p>
      <text:p text:style-name="P34"><text:span text:style-name="T4">i + " + " + j + " = " + sum);</text:span></text:p>
      <text:p text:style-name="P34"><text:span text:style-name="T4">}</text:span></text:p>
      <text:p text:style-name="P2"><text:span text:style-name="T2">In the above code which of the following define local variables:</text:span></text:p>
      <text:list xml:id="list1333446296" text:style-name="WWNum2">
        <text:list-item>
          <text:p text:style-name="P5"><text:span text:style-name="T2">a) i, j only.</text:span></text:p>
        </text:list-item>
        <text:list-item>
          <text:p text:style-name="P22"><text:span text:style-name="T2">b) sum only.</text:span></text:p>
        </text:list-item>
        <text:list-item>
          <text:p text:style-name="P27"><text:span text:style-name="T2">c) i, j and sum.</text:span></text:p>
        </text:list-item>
        <text:list-item>
          <text:p text:style-name="P14"><text:span text:style-name="T2">d) There are no local variables.</text:span></text:p>
        </text:list-item>
      </text:list>
      <text:p text:style-name="P2"><text:span text:style-name="T1">Which of the following are correct regarding Java variables</text:span></text:p>
      <text:list xml:id="list3177360719" text:style-name="WWNum3">
        <text:list-item>
          <text:p text:style-name="P6"><text:span text:style-name="T2">a) The default value for boolean variable is: true.</text:span></text:p>
        </text:list-item>
        <text:list-item>
          <text:p text:style-name="P23"><text:span text:style-name="T2">b) A literal and a variable are the same.</text:span></text:p>
        </text:list-item>
        <text:list-item>
          <text:p text:style-name="P28"><text:span text:style-name="T2">c) This is a valid variable declaration: int _52 = 52;</text:span></text:p>
        </text:list-item>
        <text:list-item>
          <text:p text:style-name="P18"><text:span text:style-name="T2">d) This is a valid instance variable declaration: int i, j = 10;</text:span></text:p>
        </text:list-item>
      </text:list>
      <text:p text:style-name="P2"><text:span text:style-name="T1">Consider the code:</text:span></text:p>
      <text:p text:style-name="P34"><text:span text:style-name="T4">// This program prints text and an integer number.</text:span></text:p>
      <text:p text:style-name="P34"><text:span text:style-name="T4">public class YearPrinter {</text:span></text:p>
      <text:p text:style-name="P34"><text:span text:style-name="T4">public static void main(String [] args) {</text:span></text:p>
      <text:p text:style-name="P34"><text:span text:style-name="T4">int year= 2013;</text:span></text:p>
      <text:p text:style-name="P34"><text:span text:style-name="T4">System.out.println("This year is: " + year);</text:span></text:p>
      <text:p text:style-name="P34"><text:span text:style-name="T4">}</text:span></text:p>
      <text:p text:style-name="P34"><text:span text:style-name="T4">}</text:span></text:p>
      <text:p text:style-name="P2"><text:span text:style-name="T2">Which of the following are correct of the above code:</text:span></text:p>
      <text:list xml:id="list3627423876" text:style-name="WWNum4">
        <text:list-item>
          <text:p text:style-name="P10"><text:soft-page-break/><text:span text:style-name="T2">a) “year” is a numeric variable.</text:span></text:p>
        </text:list-item>
        <text:list-item>
          <text:p text:style-name="P29"><text:span text:style-name="T2">b) ‘System.out.println(“This year is: ” + year);’ is a statement.</text:span></text:p>
        </text:list-item>
        <text:list-item>
          <text:p text:style-name="P29"><text:span text:style-name="T2">c) “YearPrinter” is the name of a class.</text:span></text:p>
        </text:list-item>
        <text:list-item>
          <text:p text:style-name="P29"><text:span text:style-name="T2">d) “main” is the name of a method.</text:span></text:p>
        </text:list-item>
        <text:list-item>
          <text:p text:style-name="P19"><text:span text:style-name="T2">e) “//” is used to write a comment within a class.</text:span></text:p>
        </text:list-item>
      </text:list>
      <text:p text:style-name="P2"><text:span text:style-name="T1">Q 5 :</text:span><text:span text:style-name="T2"> </text:span><text:span text:style-name="T1">Which of the following code snippets correctly show statement “blocks”</text:span></text:p>
      <text:p text:style-name="P3"><text:span text:style-name="T2">a.</text:span></text:p>
      <text:p text:style-name="P36"><text:span text:style-name="T4">public int calculate(int a, int b) {</text:span></text:p>
      <text:p text:style-name="P36"><text:span text:style-name="T4">int c = a + b;</text:span></text:p>
      <text:p text:style-name="P36"><text:span text:style-name="T4">System.out.println("a+b = " + c);</text:span></text:p>
      <text:p text:style-name="P36"><text:span text:style-name="T4">return c;</text:span></text:p>
      <text:p text:style-name="P36"><text:span text:style-name="T4">}</text:span></text:p>
      <text:p text:style-name="P3"><text:span text:style-name="T2">b.</text:span></text:p>
      <text:p text:style-name="P36"><text:span text:style-name="T4">String a = "Java";</text:span></text:p>
      <text:p text:style-name="P36"><text:span text:style-name="T4">String b = "programming";</text:span></text:p>
      <text:p text:style-name="P36"><text:span text:style-name="T4">String c = "Java programming";</text:span></text:p>
      <text:p text:style-name="P36"><text:span text:style-name="T4">if (c.equals(a + b)) {</text:span></text:p>
      <text:p text:style-name="P36"><text:span text:style-name="T4">System.out.println("Java programming"); // prints Java programming</text:span></text:p>
      <text:p text:style-name="P36"><text:span text:style-name="T4">}</text:span></text:p>
      <text:p text:style-name="P3"><text:span text:style-name="T2">c.</text:span></text:p>
      <text:p text:style-name="P36"><text:span text:style-name="T4">{</text:span></text:p>
      <text:p text:style-name="P36"><text:span text:style-name="T4">Object object = null;</text:span></text:p>
      <text:p text:style-name="P36"><text:span text:style-name="T4">}</text:span></text:p>
      <text:p text:style-name="P3"><text:span text:style-name="T2">d.</text:span></text:p>
      <text:p text:style-name="P36"><text:span text:style-name="T4">Integer i = null;</text:span></text:p>
      <text:p text:style-name="P36"><text:span text:style-name="T4">try {</text:span></text:p>
      <text:p text:style-name="P36"><text:span text:style-name="T4">i = new Integer("56");</text:span></text:p>
      <text:p text:style-name="P36"><text:span text:style-name="T4">}</text:span></text:p>
      <text:p text:style-name="P36"><text:span text:style-name="T4">catch(NumberFormatException nfe) {</text:span></text:p>
      <text:p text:style-name="P36"><text:span text:style-name="T4">nfe.printStackTrace();</text:span></text:p>
      <text:p text:style-name="P36"><text:span text:style-name="T4">}</text:span></text:p>
      <text:p text:style-name="P2"><text:span text:style-name="T1">To create a Java application which of the following are required</text:span></text:p>
      <text:list xml:id="list2102613789" text:style-name="WWNum5">
        <text:list-item>
          <text:p text:style-name="P11"><text:span text:style-name="T2">a) A source code file.</text:span></text:p>
        </text:list-item>
        <text:list-item>
          <text:p text:style-name="P30"><text:span text:style-name="T2">b) Java programming language compiler.</text:span></text:p>
        </text:list-item>
        <text:list-item>
          <text:p text:style-name="P30"><text:span text:style-name="T2">c) A text editor or an IDE.</text:span></text:p>
        </text:list-item>
        <text:list-item>
          <text:p text:style-name="P20"><text:soft-page-break/><text:span text:style-name="T2">d) The Java application launcer.</text:span></text:p>
        </text:list-item>
      </text:list>
      <text:p text:style-name="P2"><text:span text:style-name="T1">Consider the code</text:span></text:p>
      <text:p text:style-name="P34"><text:span text:style-name="T4">public class YearPrinter {</text:span></text:p>
      <text:p text:style-name="P34"><text:span text:style-name="T4">public static void main(String [] args) {</text:span></text:p>
      <text:p text:style-name="P34"><text:span text:style-name="T4">new YearPrinter().printIt();</text:span></text:p>
      <text:p text:style-name="P34"><text:span text:style-name="T4">}</text:span></text:p>
      <text:p text:style-name="P34"><text:span text:style-name="T4">private void printIt() {</text:span></text:p>
      <text:p text:style-name="P34"><text:span text:style-name="T4">int year= 2013;</text:span></text:p>
      <text:p text:style-name="P34"><text:span text:style-name="T4">System.out.println("This year is: " + year);</text:span></text:p>
      <text:p text:style-name="P34"><text:span text:style-name="T4">}</text:span></text:p>
      <text:p text:style-name="P35"/>
      <text:p text:style-name="P34"><text:span text:style-name="T4">}</text:span></text:p>
      <text:p text:style-name="P2"><text:span text:style-name="T2">Which one of the following is correct after the above is compiled and run:</text:span></text:p>
      <text:list xml:id="list3318068969" text:style-name="WWNum6">
        <text:list-item>
          <text:p text:style-name="P7"><text:span text:style-name="T2">a) There is a compile time error.</text:span></text:p>
        </text:list-item>
        <text:list-item>
          <text:p text:style-name="P31"><text:span text:style-name="T2">b) The program prints “The year is: 2013”.</text:span></text:p>
        </text:list-item>
        <text:list-item>
          <text:p text:style-name="P15"><text:span text:style-name="T2">c) There is a runtime error.</text:span></text:p>
        </text:list-item>
      </text:list>
      <text:p text:style-name="P2"><text:span text:style-name="T1">Consider the code</text:span></text:p>
      <text:p text:style-name="P34"><text:span text:style-name="T4">package mypackage;</text:span></text:p>
      <text:p text:style-name="P35"/>
      <text:p text:style-name="P34"><text:span text:style-name="T4">public class ClassA {</text:span></text:p>
      <text:p text:style-name="P34"><text:span text:style-name="T4">public static void main(String [] args) {</text:span></text:p>
      <text:p text:style-name="P34"><text:span text:style-name="T4">new ClassA().doThis();</text:span></text:p>
      <text:p text:style-name="P34"><text:span text:style-name="T4">}</text:span></text:p>
      <text:p text:style-name="P34"><text:span text:style-name="T4">public void doThis() {</text:span></text:p>
      <text:p text:style-name="P34"><text:span text:style-name="T4">System.out.println("Running the ClassA class.");</text:span></text:p>
      <text:p text:style-name="P34"><text:span text:style-name="T4">}</text:span></text:p>
      <text:p text:style-name="P34"><text:span text:style-name="T4">}</text:span></text:p>
      <text:p text:style-name="P2"><text:span text:style-name="T2">Assume that the ClassA.java is in the current directory. And, all the Java commands are run from the current directory. Which of the following are correct:</text:span></text:p>
      <text:p text:style-name="P37"/>
      <text:list xml:id="list1193912721" text:style-name="WWNum7">
        <text:list-item>
          <text:p text:style-name="P12"><text:span text:style-name="T2">a) The command “javac -d . ClassA.java” at command prompt creates a directory called mypackage, and ClassA.class file within that directory.</text:span></text:p>
        </text:list-item>
        <text:list-item>
          <text:p text:style-name="P32"><text:span text:style-name="T2">b) The above class can be run at the command prompt using the command “java mypackage.ClassA”.</text:span></text:p>
        </text:list-item>
        <text:list-item>
          <text:p text:style-name="P24"><text:span text:style-name="T2">c) The above class can be run at the command prompt using the command “java ClassA”.</text:span></text:p>
        </text:list-item>
        <text:list-item>
          <text:p text:style-name="P16"><text:soft-page-break/><text:span text:style-name="T2">d) The above class can be run at the command prompt using the command “java ClassA.class”.</text:span></text:p>
        </text:list-item>
      </text:list>
      <text:p text:style-name="P2"><text:span text:style-name="T1">The package and import statements must be specified before a class definition within a class file</text:span></text:p>
      <text:p text:style-name="P2"><text:span text:style-name="T3">True</text:span><text:span text:style-name="T2"> or false:</text:span></text:p>
      <text:p text:style-name="P2"><text:span text:style-name="T1">Consider the following two Java classes</text:span></text:p>
      <text:p text:style-name="P34"><text:span text:style-name="T4">ProgramA.java:</text:span></text:p>
      <text:p text:style-name="P35"/>
      <text:p text:style-name="P34"><text:span text:style-name="T4">import java.util.ArrayList;</text:span></text:p>
      <text:p text:style-name="P34"><text:span text:style-name="T4">public class ProgramA {</text:span></text:p>
      <text:p text:style-name="P35"/>
      <text:p text:style-name="P34"><text:span text:style-name="T4">public static void main (String [] rrr) {</text:span></text:p>
      <text:p text:style-name="P34"><text:span text:style-name="T4">ArrayList&lt;String&gt; list1 = new ArrayList&lt;String&gt;();</text:span></text:p>
      <text:p text:style-name="P34"><text:span text:style-name="T4">list1.add("element 1");</text:span></text:p>
      <text:p text:style-name="P34"><text:span text:style-name="T4">System.out.println("An element is added to the array list.");</text:span></text:p>
      <text:p text:style-name="P34"><text:span text:style-name="T4">}</text:span></text:p>
      <text:p text:style-name="P34"><text:span text:style-name="T4">}</text:span></text:p>
      <text:p text:style-name="P35"/>
      <text:p text:style-name="P34"><text:span text:style-name="T4">ProgramB.java:</text:span></text:p>
      <text:p text:style-name="P35"/>
      <text:p text:style-name="P34"><text:span text:style-name="T4">public class ProgramB {</text:span></text:p>
      <text:p text:style-name="P35"/>
      <text:p text:style-name="P34"><text:span text:style-name="T4">public static void main (String [] args) {</text:span></text:p>
      <text:p text:style-name="P34"><text:span text:style-name="T4">java.util.ArrayList&lt;String&gt; list = new java.util.ArrayList&lt;String&gt;();</text:span></text:p>
      <text:p text:style-name="P34"><text:span text:style-name="T4">list.add("element 1");</text:span></text:p>
      <text:p text:style-name="P34"><text:span text:style-name="T4">System.out.println("An element is added to the array list.");</text:span></text:p>
      <text:p text:style-name="P34"><text:span text:style-name="T4">}</text:span></text:p>
      <text:p text:style-name="P34"><text:span text:style-name="T4">}</text:span></text:p>
      <text:p text:style-name="P2"><text:span text:style-name="T2">Which of the following are correct of the above two classes:</text:span></text:p>
      <text:list xml:id="list758737742" text:style-name="WWNum8">
        <text:list-item>
          <text:p text:style-name="P8"><text:span text:style-name="T2">a) Both ProgramA and ProgramB compile, run and print “An element is added to the arraylist .”.</text:span></text:p>
        </text:list-item>
        <text:list-item>
          <text:p text:style-name="P33"><text:span text:style-name="T2">b) Only ProgramA compiles, runs and prints “An element is added to the arraylist .”.</text:span></text:p>
        </text:list-item>
        <text:list-item>
          <text:p text:style-name="P25"><text:span text:style-name="T2">c) Only ProgramB compiles, runs and print “An element is added to the arraylist .”.</text:span></text:p>
        </text:list-item>
        <text:list-item>
          <text:p text:style-name="P17"><text:span text:style-name="T2">d) Both ProgramA and ProgramB fail to compile and run.</text:span></text:p>
        </text:list-item>
      </text:list>
      <text:p text:style-name="Standard"><text:soft-page-break/></text:p>
      <text:p text:style-name="Standard"/>
      <text:p text:style-name="Standard"/>
      <text:p text:style-name="Standard"><text:span text:style-name="T5">Which of the following is not introduced with Java 8?</text:span></text:p>
      <text:p text:style-name="Standard">a) Stream API</text:p>
      <text:p text:style-name="Standard">b) <text:span text:style-name="T6">Serialization</text:span></text:p>
      <text:p text:style-name="Standard">c) Spliterator</text:p>
      <text:p text:style-name="Standard">d) Lambda Expression</text:p>
      <text:p text:style-name="Standard"/>
      <text:p text:style-name="Standard"/>
      <text:p text:style-name="Standard"><text:span text:style-name="T5">What is the purpose of BooleanSupplier function interface?</text:span></text:p>
      <text:p text:style-name="Standard">a) <text:span text:style-name="T6">represents supplier of Boolean-valued results</text:span>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Standard"><text:span text:style-name="T5">What is the return type of lambda expression?</text:span></text:p>
      <text:p text:style-name="Standard">a) String</text:p>
      <text:p text:style-name="Standard">b) Object</text:p>
      <text:p text:style-name="Standard">c) void</text:p>
      <text:p text:style-name="Standard">d) <text:span text:style-name="T6">Function</text:span></text:p>
      <text:p text:style-name="Standard"/>
      <text:p text:style-name="Standard"><text:span text:style-name="T5">Which is the new method introduced in java 8 to iterate over a collection?</text:span></text:p>
      <text:p text:style-name="Standard">a) for (String i : StringList)</text:p>
      <text:p text:style-name="Standard">b) foreach (String i : StringList)</text:p>
      <text:p text:style-name="P1">c) StringList.forEach()</text:p>
      <text:p text:style-name="Standard">d) List.for()</text:p>
      <text:p text:style-name="Standard"/>
      <text:p text:style-name="Standard"><text:span text:style-name="T5">What are the two types of Streams offered by java 8?</text:span></text:p>
      <text:p text:style-name="Standard">a) <text:span text:style-name="T6">sequential and parallel</text:span></text:p>
      <text:p text:style-name="Standard">b) sequential and random</text:p>
      <text:p text:style-name="Standard"><text:soft-page-break/>c) parallel and random</text:p>
      <text:p text:style-name="Standard">d) random and synchronized</text:p>
      <text:p text:style-name="Standard"/>
      <text:p text:style-name="Standard"/>
      <text:p text:style-name="Standard"><text:span text:style-name="T5">Which feature of java 8 enables us to create a work stealing thread pool using all available processors at its target?</text:span></text:p>
      <text:p text:style-name="Standard">a) workPool</text:p>
      <text:p text:style-name="Standard">b) <text:span text:style-name="T6">newWorkStealingPool</text:span></text:p>
      <text:p text:style-name="Standard">c) threadPool</text:p>
      <text:p text:style-name="Standard">d) workThreadPool</text:p>
      <text:p text:style-name="Standard"/>
      <text:p text:style-name="Standard"><text:span text:style-name="T5">What does Files.lines(Path path) do?</text:span></text:p>
      <text:p text:style-name="Standard">a) It reads all the files at the path specified as a String</text:p>
      <text:p text:style-name="Standard">b) <text:span text:style-name="T6">It reads all the lines from a file as a Stream</text:span>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Standard"><text:span text:style-name="T5">What is Optional object used for?</text:span></text:p>
      <text:p text:style-name="Standard">a) Optional is used for optional runtime argument</text:p>
      <text:p text:style-name="Standard">b) Optional is used for optional spring profile</text:p>
      <text:p text:style-name="Standard">c) <text:span text:style-name="T6">Optional is used to represent null with absent value</text:span></text:p>
      <text:p text:style-name="Standard">d) Optional means it’s not mandatory for method to return object</text:p>
      <text:p text:style-name="Standard"/>
      <text:p text:style-name="Standard"><text:span text:style-name="T5">What is the substitute of Rhino javascript engine in Java 8?</text:span></text:p>
      <text:p text:style-name="Standard">a) <text:span text:style-name="T6">Nashorn</text:span></text:p>
      <text:p text:style-name="Standard">b) V8</text:p>
      <text:p text:style-name="Standard">c) Inscript</text:p>
      <text:p text:style-name="Standard">d) Narcissus</text:p>
      <text:p text:style-name="Standard"/>
      <text:p text:style-name="Standard"><text:span text:style-name="T5">What does SAM stand for in the context of Functional Interface?</text:span></text:p>
      <text:p text:style-name="Standard">a) Single Ambivalue Method</text:p>
      <text:p text:style-name="Standard">b) <text:span text:style-name="T6">Single Abstract Method</text:span></text:p>
      <text:p text:style-name="Standard"><text:soft-page-break/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anta Sarma</meta:initial-creator>
    <meta:editing-cycles>3</meta:editing-cycles>
    <meta:creation-date>2019-03-26T11:33:00</meta:creation-date>
    <dc:date>2019-03-26T22:30:29.221632599</dc:date>
    <meta:editing-duration>PT7M56S</meta:editing-duration>
    <meta:generator>LibreOffice/6.0.7.3$Linux_X86_64 LibreOffice_project/00m0$Build-3</meta:generator>
    <meta:document-statistic meta:table-count="0" meta:image-count="0" meta:object-count="0" meta:page-count="7" meta:paragraph-count="174" meta:word-count="1034" meta:character-count="5741" meta:non-whitespace-character-count="49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